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62" calcext:value-type="float">
            <text:p>106.75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202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85896" calcext:value-type="float">
            <text:p>105.08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202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6344" calcext:value-type="float">
            <text:p>103.33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0776" calcext:value-type="float">
            <text:p>102.22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2020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201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0584" calcext:value-type="float">
            <text:p>99.16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2018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8776" calcext:value-type="float">
            <text:p>97.6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201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6464" calcext:value-type="float">
            <text:p>96.67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201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196" calcext:value-type="float">
            <text:p>95.6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201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9168" calcext:value-type="float">
            <text:p>94.68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201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3224" calcext:value-type="float">
            <text:p>93.6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201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4968" calcext:value-type="float">
            <text:p>91.5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201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1992" calcext:value-type="float">
            <text:p>89.8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201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200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0712" calcext:value-type="float">
            <text:p>87.2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200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200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4632" calcext:value-type="float">
            <text:p>84.3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200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8064" calcext:value-type="float">
            <text:p>82.8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200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4936" calcext:value-type="float">
            <text:p>82.1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200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7176" calcext:value-type="float">
            <text:p>81.0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200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200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200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200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2000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8776" calcext:value-type="float">
            <text:p>74.78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199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199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7872" calcext:value-type="float">
            <text:p>72.12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199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2616" calcext:value-type="float">
            <text:p>71.22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199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1256" calcext:value-type="float">
            <text:p>67.96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1994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1224" calcext:value-type="float">
            <text:p>66.1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199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0584" calcext:value-type="float">
            <text:p>64.87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199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5952" calcext:value-type="float">
            <text:p>64.38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199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4536" calcext:value-type="float">
            <text:p>63.7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199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198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198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1128" calcext:value-type="float">
            <text:p>60.8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198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6808" calcext:value-type="float">
            <text:p>60.56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198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1985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198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198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198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198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197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196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